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Definitions">
      <style:text-properties fo:font-style="normal" style:font-style-asian="normal" style:font-style-complex="normal"/>
    </style:style>
    <style:style style:name="P6" style:family="paragraph" style:parent-style-name="Definitions">
      <style:text-properties fo:font-style="italic" style:font-style-asian="italic" style:font-style-complex="italic"/>
    </style:style>
    <style:style style:name="P7" style:family="paragraph" style:parent-style-name="Text_20_body" style:master-page-name="">
      <style:paragraph-properties fo:margin-left="0.25in" fo:margin-right="0in" fo:text-indent="-0.25in" style:auto-text-indent="false" style:page-number="auto" fo:keep-with-next="always"/>
    </style:style>
    <style:style style:name="P8" style:family="paragraph" style:parent-style-name="Table_20_Contents">
      <style:text-properties style:font-name="Times New Roman1" fo:font-size="12pt"/>
    </style:style>
    <style:style style:name="P9" style:family="paragraph" style:parent-style-name="Table_20_Contents">
      <style:text-properties style:font-name="Times New Roman1" fo:font-size="12pt"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style="normal" style:font-style-asian="normal" style:font-style-complex="normal"/>
    </style:style>
    <style:style style:name="P19" style:family="paragraph" style:parent-style-name="Text_20_body" style:list-style-name="L7"/>
    <style:style style:name="P20"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21"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2" style:family="paragraph" style:parent-style-name="Text_20_body" style:list-style-name="L5" style:master-page-name="">
      <style:paragraph-properties fo:orphans="2" fo:widows="2" style:page-number="auto"/>
    </style:style>
    <style:style style:name="P23" style:family="paragraph" style:parent-style-name="Heading_20_3">
      <style:text-properties fo:font-style="normal" style:font-style-asian="normal" style:font-style-complex="normal"/>
    </style:style>
    <style:style style:name="P24" style:family="paragraph" style:parent-style-name="Heading_20_2">
      <style:text-properties fo:font-style="normal" style:font-style-asian="normal" style:font-style-complex="normal"/>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Times New Roman1" fo:font-size="12pt"/>
    </style:style>
    <style:style style:name="T8" style:family="text">
      <style:text-properties style:font-style-asian="normal" style:font-style-complex="normal"/>
    </style:style>
    <style:style style:name="T9" style:family="text">
      <style:text-properties style:font-style-asian="italic"/>
    </style:style>
    <style:style style:name="T10" style:family="text">
      <style:text-properties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24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text:s/>Introduction<text:tab/>3</text:p>
          <text:p text:style-name="P10"><text:s/>2. <text:s/>Demographics<text:tab/>4</text:p>
          <text:p text:style-name="P11"><text:s/>2.1 Requirements for Spiral 2A<text:tab/>4</text:p>
          <text:p text:style-name="P11"><text:s/>2.2 Simplifying Assumptions<text:tab/>5</text:p>
          <text:p text:style-name="P11"><text:s/>2.3 Neighborhood Group Population<text:tab/>6</text:p>
          <text:p text:style-name="P12"><text:s/>2.3.1 Civilian Units<text:tab/>6</text:p>
          <text:p text:style-name="P12"><text:s/>2.3.2 Civilian Attrition<text:tab/>7</text:p>
          <text:p text:style-name="P12"><text:s/>2.3.3 Subsistence Population<text:tab/>7</text:p>
          <text:p text:style-name="P12"><text:s/>2.3.4 Consumer Population<text:tab/>7</text:p>
          <text:p text:style-name="P12"><text:s/>2.3.5 Labor Force<text:tab/>8</text:p>
          <text:p text:style-name="P11"><text:s/>2.4 Neighborhood Population<text:tab/>8</text:p>
          <text:p text:style-name="P12"><text:s/>2.4.1 Displaced Personnel<text:tab/>9</text:p>
          <text:p text:style-name="P12"><text:s/>2.4.2 Displaced Consumers<text:tab/>9</text:p>
          <text:p text:style-name="P12"><text:s/>2.4.3 Displaced Labor Force<text:tab/>9</text:p>
          <text:p text:style-name="P12"><text:s/>2.4.4 Neighborhood totals<text:tab/>9</text:p>
          <text:p text:style-name="P11"><text:s/>2.5 Regional Population<text:tab/>10</text:p>
          <text:p text:style-name="P11"><text:s/>2.6 Unemployment<text:tab/>10</text:p>
          <text:p text:style-name="P12"><text:s/>2.6.1 Disaggregation to Neighborhoods<text:tab/>10</text:p>
          <text:p text:style-name="P12"><text:s/>2.6.2 Disaggregation to Neighborhood Groups<text:tab/>10</text:p>
          <text:p text:style-name="P12"><text:s/>2.6.3 Unemployment Situations<text:tab/>11</text:p>
        </text:index-body>
      </text:table-of-content>
      <text:p text:style-name="Text_20_body"/>
      <text:h text:style-name="Heading_20_1" text:outline-level="1">Introduction</text:h>
      <text:p text:style-name="Text_20_body"><text:span text:style-name="T7">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h text:style-name="Heading_20_1" text:outline-level="1">Demographics</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667138683" text:style-name="L1">
        <text:list-item>
          <text:p text:style-name="P13">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3">The number of deaths due to attrition for each neighborhood group.</text:p>
        </text:list-item>
        <text:list-item>
          <text:p text:style-name="P13">Resident population: people in their neighborhood of origin.</text:p>
        </text:list-item>
        <text:list-item>
          <text:p text:style-name="P13">Displaced population: people assigned activities outside of their neighborhood of origin.<text:note text:id="ftn0" text:note-class="footnote"><text:note-citation>1</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503391038" text:style-name="L2">
        <text:list-item>
          <text:p text:style-name="P14">The total number of consumers in each neighborhood.</text:p>
        </text:list-item>
        <text:list-item>
          <text:p text:style-name="P14">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157682990" text:style-name="L3">
        <text:list-item>
          <text:p text:style-name="P15">GRAM requires the current population of each neighborhood group.</text:p>
        </text:list-item>
        <text:list-item>
          <text:p text:style-name="P15">The Ground model requires that the civilian population of a neighborhood can be assigned activities in other neighborhoods.</text:p>
        </text:list-item>
        <text:list-item>
          <text:p text:style-name="P15">The Athena Attrition Model (AAM) requires that the civilian population can take collateral damage as the result of combat between forces.</text:p>
        </text:list-item>
        <text:list-item>
          <text:p text:style-name="P15">The Economics Model requires the number of people who participate in the regional economy (the consumers) and the number of people in the potential labor force (the workers).</text:p>
        </text:list-item>
      </text:list>
      <text:p text:style-name="P7"><text:soft-page-break/>Consequently,</text:p>
      <text:list xml:id="list1780390018" text:style-name="L4">
        <text:list-item>
          <text:p text:style-name="P16">The playbox population is initially stated as the population of each neighborhood group.</text:p>
        </text:list-item>
        <text:list-item>
          <text:p text:style-name="P16">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1" text:note-class="footnote"><text:note-citation>2</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16">Resident population can be <text:span text:style-name="T5">displaced</text:span><text:span text:style-name="T6">; that is, it can be assigned activities outside of its neighborhood of origin.</text:span></text:p>
        </text:list-item>
        <text:list-item>
          <text:p text:style-name="P20">The reason for the displacement can be indicated by the choice of activity, e.g., to DISPLACED or IN_CAMPS; however, this is outside the scope of DEMOG.</text:p>
        </text:list-item>
        <text:list-item>
          <text:p text:style-name="P21">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817615110" text:style-name="L5">
        <text:list-item>
          <text:p text:style-name="P17">Births, and deaths from causes other than attrition, will not be tracked.</text:p>
        </text:list-item>
        <text:list-item>
          <text:p text:style-name="P17">The population does not age.</text:p>
        </text:list-item>
        <text:list-item>
          <text:p text:style-name="P17">The subsistence population is a simple percentage of the non-displaced population of each neighborhood group.</text:p>
        </text:list-item>
        <text:list-item>
          <text:p text:style-name="P17">The subsistence population is outside the regional cash economy. <text:s/></text:p>
        </text:list-item>
        <text:list-item>
          <text:p text:style-name="P22">Displaced personnel are displaced from their land, and clearly cannot be doing subsistence agriculture.<text:note text:id="ftn2" text:note-class="footnote"><text:note-citation>3</text:note-citation><text:note-body><text:p text:style-name="Footnote">Nomadic herdsmen are clearly a separate case, and one that must wait until we implement migration fully.</text:p></text:note-body></text:note></text:p>
        </text:list-item>
        <text:list-item>
          <text:p text:style-name="P17">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6">The resident population of neighborhood group </text:span><text:span text:style-name="T5">ng</text:span><text:span text:style-name="T6"> at the current time is </text:span></text:p>
      <text:p text:style-name="Text_20_body"><text:tab/><draw:frame draw:style-name="fr1" draw:name="Object2" text:anchor-type="as-char" svg:width="2.6583in" svg:height="0.278in" draw:z-index="35"><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36"><draw:object xlink:href="./Object 4" xlink:type="simple" xlink:show="embed" xlink:actuate="onLoad"/><draw:image xlink:href="./ObjectReplacements/Object 4" xlink:type="simple" xlink:show="embed" xlink:actuate="onLoad"/></draw:frame><text:span text:style-name="T6"><text:tab/>=<text:tab/>The base population of group </text:span><text:span text:style-name="T5">ng</text:span><text:span text:style-name="T6"> at time zero, as defined in the scenario.</text:span></text:p>
      <text:p text:style-name="Definitions"><draw:frame draw:style-name="fr1" draw:name="Object3" text:anchor-type="as-char" svg:width="0.3425in" svg:height="0.278in" draw:z-index="38"><draw:object xlink:href="./Object 8" xlink:type="simple" xlink:show="embed" xlink:actuate="onLoad"/><draw:image xlink:href="./ObjectReplacements/Object 8" xlink:type="simple" xlink:show="embed" xlink:actuate="onLoad"/></draw:frame><text:span text:style-name="T6"><text:tab/>=<text:tab/>The displaced population: the total number of personnel belonging to group </text:span><text:span text:style-name="T5">ng</text:span><text:span text:style-name="T6"> but assigned activities in some other neighborhood.</text:span></text:p>
      <text:p text:style-name="Definitions"><text:span text:style-name="T5"><draw:frame draw:style-name="fr1" draw:name="Object12" text:anchor-type="as-char" svg:width="0.6602in" svg:height="0.278in" draw:z-index="37"><draw:object xlink:href="./Object 6" xlink:type="simple" xlink:show="embed" xlink:actuate="onLoad"/><draw:image xlink:href="./ObjectReplacements/Object 6" xlink:type="simple" xlink:show="embed" xlink:actuate="onLoad"/></draw:frame></text:span><text:span text:style-name="T6"><text:tab/>=<text:tab/>The total number of casualties suffered by group </text:span><text:span text:style-name="T5">ng </text:span><text:span text:style-name="T6">to date.</text:span></text:p>
      <text:p text:style-name="Definitions"><text:span text:style-name="T6"/></text:p>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5" text:note-class="footnote"><text:note-citation>4</text:note-citation><text:note-body><text:p text:style-name="Footnote">This has the unfortunate side effect that if DISPLACED personnel belonging to group <text:span text:style-name="T5">ng</text:span><text:span text:style-name="T6">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17" text:anchor-type="as-char" svg:width="0.6583in" svg:height="0.2772in" draw:z-index="39"><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3"><draw:object xlink:href="./Object 13" xlink:type="simple" xlink:show="embed" xlink:actuate="onLoad"/><draw:image xlink:href="./ObjectReplacements/Object 13" xlink:type="simple" xlink:show="embed" xlink:actuate="onLoad"/></draw:frame></text:p>
      <text:h text:style-name="P23" text:outline-level="3">Subsistence Population</text:h>
      <text:p text:style-name="Text_20_body"><text:span text:style-name="T6">The subsistence population of a neighborhood group, </text:span><text:span text:style-name="T6"><draw:frame draw:style-name="fr1" draw:name="Object7" text:anchor-type="as-char" svg:width="0.2929in" svg:height="0.2083in" draw:z-index="4"><draw:object xlink:href="./Object 10" xlink:type="simple" xlink:show="embed" xlink:actuate="onLoad"/><draw:image xlink:href="./ObjectReplacements/Object 10" xlink:type="simple" xlink:show="embed" xlink:actuate="onLoad"/></draw:frame></text:span><text:span text:style-name="T6">, is a fraction of the total resident population:</text:span></text:p>
      <text:p text:style-name="Text_20_body"><text:span text:style-name="T6"><text:tab/></text:span><text:span text:style-name="T6"><draw:frame draw:style-name="fr1" draw:name="Object20" text:anchor-type="as-char" svg:width="1.9118in" svg:height="0.4591in" draw:z-index="5"><draw:object xlink:href="./Object 23" xlink:type="simple" xlink:show="embed" xlink:actuate="onLoad"/><draw:image xlink:href="./ObjectReplacements/Object 23" xlink:type="simple" xlink:show="embed" xlink:actuate="onLoad"/></draw:frame></text:span></text:p>
      <text:p text:style-name="P3">where</text:p>
      <text:p text:style-name="Definitions"><text:soft-page-break/><text:span text:style-name="T6"><draw:frame draw:style-name="fr1" draw:name="Object21" text:anchor-type="as-char" svg:width="0.3925in" svg:height="0.2083in" draw:z-index="6"><draw:object xlink:href="./Object 24" xlink:type="simple" xlink:show="embed" xlink:actuate="onLoad"/><draw:image xlink:href="./ObjectReplacements/Object 24" xlink:type="simple" xlink:show="embed" xlink:actuate="onLoad"/></draw:frame></text:span><text:span text:style-name="T6"><text:tab/>=<text:tab/>The Subsistence Agriculture Percentage for neighborhood group </text:span><text:span text:style-name="T5">ng</text:span><text:span text:style-name="T6">.</text:span></text:p>
      <text:p text:style-name="P5"/>
      <text:p text:style-name="Text_20_body"><text:span text:style-name="T6">Note that displaced personnel are </text:span><text:span text:style-name="T5">never</text:span><text:span text:style-name="T6">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23" text:outline-level="3">Consumer Population</text:h>
      <text:p text:style-name="Text_20_body"><text:span text:style-name="T6">The consumer population of a neighborhood group is simply that part of the resident population that participates in the regional economy, i.e., that are not members of the subsistence population. <text:s/>Thus, we define neighborhood group </text:span><text:span text:style-name="T5">ng</text:span><text:span text:style-name="T6">'s consumer population </text:span><text:span text:style-name="T6"><draw:frame draw:style-name="fr1" draw:name="Object22" text:anchor-type="as-char" svg:width="0.3138in" svg:height="0.2083in" draw:z-index="7"><draw:object xlink:href="./Object 25" xlink:type="simple" xlink:show="embed" xlink:actuate="onLoad"/><draw:image xlink:href="./ObjectReplacements/Object 25" xlink:type="simple" xlink:show="embed" xlink:actuate="onLoad"/></draw:frame></text:span><text:span text:style-name="T6"> as follows:</text:span></text:p>
      <text:p text:style-name="Text_20_body"><text:span text:style-name="T6"><text:tab/></text:span><text:span text:style-name="T6"><draw:frame draw:style-name="fr1" draw:name="Object23" text:anchor-type="as-char" svg:width="1.7154in" svg:height="0.2083in" draw:z-index="8"><draw:object xlink:href="./Object 26" xlink:type="simple" xlink:show="embed" xlink:actuate="onLoad"/><draw:image xlink:href="./ObjectReplacements/Object 26" xlink:type="simple" xlink:show="embed" xlink:actuate="onLoad"/></draw:frame></text:span></text:p>
      <text:p text:style-name="P3">We will account for consumers in the group's displaced population at the neighborhood level, rather than as part of a neighborhood group.</text:p>
      <text:h text:style-name="P23" text:outline-level="3">Labor Force</text:h>
      <text:p text:style-name="Text_20_body"><text:span text:style-name="T6">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6"><text:note text:id="ftn3" text:note-class="footnote"><text:note-citation>5</text:note-citation><text:note-body><text:p text:style-name="Footnote">By "labor force" we mean that portion of the population that seeks to be employed, whether they are in fact employed or not.</text:p></text:note-body></text:note></text:span><text:span text:style-name="T6"> of group </text:span><text:span text:style-name="T5">ng</text:span><text:span text:style-name="T6"> as follows:</text:span></text:p>
      <text:p text:style-name="Text_20_body"><text:span text:style-name="T6"><text:tab/></text:span><text:span text:style-name="T6"><draw:frame draw:style-name="fr1" draw:name="Object34" text:anchor-type="as-char" svg:width="3.6571in" svg:height="0.5957in" draw:z-index="25"><draw:object xlink:href="./Object 1" xlink:type="simple" xlink:show="embed" xlink:actuate="onLoad"/><draw:image xlink:href="./ObjectReplacements/Object 1" xlink:type="simple" xlink:show="embed" xlink:actuate="onLoad"/></draw:frame></text:span></text:p>
      <text:p text:style-name="P3">where</text:p>
      <text:p text:style-name="P6"><draw:frame draw:style-name="fr1" draw:name="Object1" text:anchor-type="as-char" svg:width="0.3925in" svg:height="0.2083in" draw:z-index="26"><draw:object xlink:href="./Object 18" xlink:type="simple" xlink:show="embed" xlink:actuate="onLoad"/><draw:image xlink:href="./ObjectReplacements/Object 18" xlink:type="simple" xlink:show="embed" xlink:actuate="onLoad"/></draw:frame><text:tab/>=<text:tab/><text:span text:style-name="T6">The subsistence agriculture percentage for group </text:span>ng<text:span text:style-name="T6">.</text:span></text:p>
      <text:p text:style-name="P6">u<text:span text:style-name="T6"><text:tab/>=<text:tab/>A unit belonging to group </text:span>ng<text:span text:style-name="T6"> and located in neighborhood </text:span>n<text:span text:style-name="T6">.</text:span></text:p>
      <text:p text:style-name="P6"><draw:frame draw:style-name="fr1" draw:name="Object31" text:anchor-type="as-char" svg:width="0.1382in" svg:height="0.2083in" draw:z-index="27"><draw:object xlink:href="./Object 34" xlink:type="simple" xlink:show="embed" xlink:actuate="onLoad"/><draw:image xlink:href="./ObjectReplacements/Object 34" xlink:type="simple" xlink:show="embed" xlink:actuate="onLoad"/></draw:frame><text:tab/>=<text:span text:style-name="T6"><text:tab/>The activity assigned to unit </text:span>u</text:p>
      <text:p text:style-name="P6"><text:span text:style-name="T6"><draw:frame draw:style-name="fr1" draw:name="Object32" text:anchor-type="as-char" svg:width="0.7154in" svg:height="0.2083in" draw:z-index="28"><draw:object xlink:href="./Object 35" xlink:type="simple" xlink:show="embed" xlink:actuate="onLoad"/><draw:image xlink:href="./ObjectReplacements/Object 35" xlink:type="simple" xlink:show="embed" xlink:actuate="onLoad"/></draw:frame></text:span><text:span text:style-name="T6"><text:tab/>=<text:tab/>The number of personnel in unit </text:span>u</text:p>
      <text:p text:style-name="P6"><text:span text:style-name="T6"><draw:frame draw:style-name="fr1" draw:name="Object33" text:anchor-type="as-char" svg:width="0.5835in" svg:height="0.2083in" draw:z-index="29"><draw:object xlink:href="./Object 36" xlink:type="simple" xlink:show="embed" xlink:actuate="onLoad"/><draw:image xlink:href="./ObjectReplacements/Object 36" xlink:type="simple" xlink:show="embed" xlink:actuate="onLoad"/></draw:frame></text:span><text:span text:style-name="T6"><text:tab/>=<text:tab/>The labor force fraction for activity </text:span>a<text:span text:style-name="T6">.</text:span></text:p>
      <text:p text:style-name="P5"/>
      <text:p text:style-name="P3">Note that we will account for displaced workers at the neighborhood level, rather than as part of a neighborhood group.</text:p>
      <text:p text:style-name="Text_20_body"><text:soft-page-break/><text:span text:style-name="T6">The Labor Force Fractions are model parameters</text:span><text:span text:style-name="T6"><text:note text:id="ftn4" text:note-class="footnote"><text:note-citation>6</text:note-citation><text:note-body><text:p text:style-name="Footnote"><text:span text:style-name="T1">demog.laborForceFraction.</text:span><text:span text:style-name="T3">activity</text:span></text:p></text:note-body></text:note></text:span><text:span text:style-name="T6">,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Unit Activity</text:p>
          </table:table-cell>
          <table:table-cell table:style-name="LaborForceFractions.B1" office:value-type="string">
            <text:p text:style-name="P9">Labor Force Fraction</text:p>
          </table:table-cell>
        </table:table-row>
        <table:table-row>
          <table:table-cell table:style-name="LaborForceFractions.A2" office:value-type="string">
            <text:p text:style-name="P8">NONE</text:p>
          </table:table-cell>
          <table:table-cell table:style-name="LaborForceFractions.B2" office:value-type="string">
            <text:p text:style-name="P8">0.6</text:p>
          </table:table-cell>
        </table:table-row>
        <table:table-row>
          <table:table-cell table:style-name="LaborForceFractions.A2" office:value-type="string">
            <text:p text:style-name="P8">DISPLACED</text:p>
          </table:table-cell>
          <table:table-cell table:style-name="LaborForceFractions.B2" office:value-type="string">
            <text:p text:style-name="P8">0.4</text:p>
          </table:table-cell>
        </table:table-row>
        <table:table-row>
          <table:table-cell table:style-name="LaborForceFractions.A2" office:value-type="string">
            <text:p text:style-name="P8">IN_CAMP</text:p>
          </table:table-cell>
          <table:table-cell table:style-name="LaborForceFractions.B2" office:value-type="string">
            <text:p text:style-name="P8">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6" text:anchor-type="as-char" svg:width="1.6839in" svg:height="0.4535in" draw:z-index="30"><draw:object xlink:href="./Object 21" xlink:type="simple" xlink:show="embed" xlink:actuate="onLoad"/><draw:image xlink:href="./ObjectReplacements/Object 21" xlink:type="simple" xlink:show="embed" xlink:actuate="onLoad"/></draw:frame></text:p>
      <text:p text:style-name="Text_20_body">where</text:p>
      <text:p text:style-name="P6">u<text:span text:style-name="T6"><text:tab/>=<text:tab/>A unit in neighborhood </text:span>n<text:span text:style-name="T6">, but displaced from its neighborhood of origin.</text:span></text:p>
      <text:p text:style-name="P6"><text:span text:style-name="T6"><draw:frame draw:style-name="fr1" draw:name="Object15" text:anchor-type="as-char" svg:width="0.7154in" svg:height="0.2083in" draw:z-index="31"><draw:object xlink:href="./Object 20" xlink:type="simple" xlink:show="embed" xlink:actuate="onLoad"/><draw:image xlink:href="./ObjectReplacements/Object 20" xlink:type="simple" xlink:show="embed" xlink:actuate="onLoad"/></draw:frame></text:span><text:span text:style-name="T6"><text:tab/>=<text:tab/>The number of personnel in unit </text:span>u<text:span text:style-name="T6">.</text:span></text:p>
      <text:p text:style-name="P5"/>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5">n</text:span><text:span text:style-name="T6">, </text:span><text:span text:style-name="T6"><draw:frame draw:style-name="fr1" draw:name="Object24" text:anchor-type="as-char" svg:width="0.3799in" svg:height="0.2083in" draw:z-index="32"><draw:object xlink:href="./Object 22" xlink:type="simple" xlink:show="embed" xlink:actuate="onLoad"/><draw:image xlink:href="./ObjectReplacements/Object 22" xlink:type="simple" xlink:show="embed" xlink:actuate="onLoad"/></draw:frame></text:span><text:span text:style-name="T6">, is computed much like the labor force for a neighborhood group:</text:span></text:p>
      <text:p text:style-name="Text_20_body"><text:span text:style-name="T6"><text:tab/></text:span><text:span text:style-name="T6"><draw:frame draw:style-name="fr1" draw:name="Object30" text:anchor-type="as-char" svg:width="2.5028in" svg:height="0.4535in" draw:z-index="34"><draw:object xlink:href="./Object 17" xlink:type="simple" xlink:show="embed" xlink:actuate="onLoad"/><draw:image xlink:href="./ObjectReplacements/Object 17" xlink:type="simple" xlink:show="embed" xlink:actuate="onLoad"/></draw:frame></text:span></text:p>
      <text:h text:style-name="Heading_20_3" text:outline-level="3">Neighborhood totals</text:h>
      <text:p text:style-name="Text_20_body">The total population of neighborhood <text:span text:style-name="T5">n</text:span><text:span text:style-name="T6"> is simply the population of all resident neighborhood groups, plus all displaced personnel:</text:span></text:p>
      <text:p text:style-name="Text_20_body"><text:span text:style-name="T6"><text:tab/></text:span><text:span text:style-name="T6"><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6"><text:tab/></text:span><text:span text:style-name="T6"><draw:frame draw:style-name="fr1" draw:name="Object25" text:anchor-type="as-char" svg:width="1.4862in" svg:height="0.3382in" draw:z-index="33"><draw:object xlink:href="./Object 27" xlink:type="simple" xlink:show="embed" xlink:actuate="onLoad"/><draw:image xlink:href="./ObjectReplacements/Object 27" xlink:type="simple" xlink:show="embed" xlink:actuate="onLoad"/></draw:frame></text:span></text:p>
      <text:p text:style-name="Text_20_body"><text:span text:style-name="T6"><text:tab/></text:span><text:span text:style-name="T6"><draw:frame draw:style-name="fr1" draw:name="Object26" text:anchor-type="as-char" svg:width="1.578in" svg:height="0.3382in" draw:z-index="18"><draw:object xlink:href="./Object 28" xlink:type="simple" xlink:show="embed" xlink:actuate="onLoad"/><draw:image xlink:href="./ObjectReplacements/Object 28" xlink:type="simple" xlink:show="embed" xlink:actuate="onLoad"/></draw:frame></text:span></text:p>
      <text:h text:style-name="P24" text:outline-level="2">Regional Population</text:h>
      <text:p text:style-name="P3">The regional population, consumers, and labor force are simply summed up across the neighborhoods in the obvious way.</text:p>
      <text:h text:style-name="P24" text:outline-level="2">Unemployment</text:h>
      <text:p text:style-name="P3">Unemployment can drive attitude change. The Economics Model computes the unemployment rate, <text:span text:style-name="T5">UR</text:span>, for the region of interest.</text:p>
      <text:h text:style-name="Heading_20_3" text:outline-level="3">Disaggregation to Neighborhoods</text:h>
      <text:p text:style-name="Text_20_body">Lacking any better way to disaggregate unemployment, we will assume that <text:span text:style-name="T5">RealUR</text:span><text:span text:style-name="T6"> affects each neighborhood in proportion to its labor force. <text:s/>That is, if </text:span><text:span text:style-name="T5">RealUR</text:span><text:span text:style-name="T6"> is 5%, then 5% of each neighborhood's labor force will be unemployed. <text:s/>The unemployed population for each neighborhood group is then </text:span><text:span text:style-name="T6"><draw:frame draw:style-name="fr1" draw:name="Object39" text:anchor-type="as-char" svg:width="0.2744in" svg:height="0.2091in" draw:z-index="19"><draw:object xlink:href="./Object 39" xlink:type="simple" xlink:show="embed" xlink:actuate="onLoad"/><draw:image xlink:href="./ObjectReplacements/Object 39" xlink:type="simple" xlink:show="embed" xlink:actuate="onLoad"/></draw:frame></text:span><text:span text:style-name="T6">:</text:span></text:p>
      <text:p text:style-name="Text_20_body"><text:soft-page-break/><text:span text:style-name="T6"><text:tab/></text:span><text:span text:style-name="T6"><draw:frame draw:style-name="fr1" draw:name="Object40" text:anchor-type="as-char" svg:width="1.2189in" svg:height="0.3929in" draw:z-index="20"><draw:object xlink:href="./Object 40" xlink:type="simple" xlink:show="embed" xlink:actuate="onLoad"/><draw:image xlink:href="./ObjectReplacements/Object 40" xlink:type="simple" xlink:show="embed" xlink:actuate="onLoad"/></draw:frame></text:span></text:p>
      <text:p text:style-name="P3">where</text:p>
      <text:p text:style-name="Definitions"><text:span text:style-name="T6"><draw:frame draw:style-name="fr1" draw:name="Object41" text:anchor-type="as-char" svg:width="0.2626in" svg:height="0.2091in" draw:z-index="21"><draw:object xlink:href="./Object 41" xlink:type="simple" xlink:show="embed" xlink:actuate="onLoad"/><draw:image xlink:href="./ObjectReplacements/Object 41" xlink:type="simple" xlink:show="embed" xlink:actuate="onLoad"/></draw:frame></text:span><text:span text:style-name="T6"><text:tab/>=<text:tab/>The number of people in the labor force in neighborhood </text:span><text:span text:style-name="T5">n</text:span><text:span text:style-name="T6">.</text:span></text:p>
      <text:p text:style-name="P5"/>
      <text:p text:style-name="Text_20_body"><text:span text:style-name="T6">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6"><draw:frame draw:style-name="fr1" draw:name="Object47" text:anchor-type="as-char" svg:width="0.3874in" svg:height="0.2083in" draw:z-index="22"><draw:object xlink:href="./Object 47" xlink:type="simple" xlink:show="embed" xlink:actuate="onLoad"/><draw:image xlink:href="./ObjectReplacements/Object 47" xlink:type="simple" xlink:show="embed" xlink:actuate="onLoad"/></draw:frame></text:span><text:span text:style-name="T5">:</text:span></text:p>
      <text:p text:style-name="Text_20_body"><text:span text:style-name="T6"><text:tab/></text:span><text:span text:style-name="T6"><draw:frame draw:style-name="fr1" draw:name="Object38" text:anchor-type="as-char" svg:width="2.0154in" svg:height="0.4429in" draw:z-index="23"><draw:object xlink:href="./Object 38" xlink:type="simple" xlink:show="embed" xlink:actuate="onLoad"/><draw:image xlink:href="./ObjectReplacements/Object 38"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5">ng</text:span><text:span text:style-name="T6"> is </text:span><text:span text:style-name="T6"><draw:frame draw:style-name="fr1" draw:name="Object13" text:anchor-type="as-char" svg:width="0.3228in" svg:height="0.2083in" draw:z-index="24"><draw:object xlink:href="./Object 16" xlink:type="simple" xlink:show="embed" xlink:actuate="onLoad"/><draw:image xlink:href="./ObjectReplacements/Object 16" xlink:type="simple" xlink:show="embed" xlink:actuate="onLoad"/></draw:frame></text:span><text:span text:style-name="T6">:</text:span></text:p>
      <text:p text:style-name="Text_20_body"><text:span text:style-name="T6"><text:tab/></text:span><text:span text:style-name="T6"><draw:frame draw:style-name="fr1" draw:name="Object27" text:anchor-type="as-char" svg:width="1.4866in" svg:height="0.3929in" draw:z-index="15"><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6"><draw:frame draw:style-name="fr1" draw:name="Object28" text:anchor-type="as-char" svg:width="0.3118in" svg:height="0.2083in" draw:z-index="16"><draw:object xlink:href="./Object 30" xlink:type="simple" xlink:show="embed" xlink:actuate="onLoad"/><draw:image xlink:href="./ObjectReplacements/Object 30" xlink:type="simple" xlink:show="embed" xlink:actuate="onLoad"/></draw:frame></text:span><text:span text:style-name="T6"><text:tab/>=<text:tab/>The number of people from group </text:span><text:span text:style-name="T5">ng</text:span><text:span text:style-name="T6"> in the labor force in neighborhood </text:span><text:span text:style-name="T5">n</text:span><text:span text:style-name="T6">.</text:span></text:p>
      <text:p text:style-name="P5"/>
      <text:p text:style-name="Text_20_body"><text:span text:style-name="T6">And then, the unemployed per capita for each group </text:span><text:span text:style-name="T5">ng</text:span><text:span text:style-name="T6"> is:</text:span></text:p>
      <text:p text:style-name="Text_20_body"><text:span text:style-name="T6"><text:tab/></text:span><text:span text:style-name="T6"><draw:frame draw:style-name="fr1" draw:name="Object29" text:anchor-type="as-char" svg:width="1.9945in" svg:height="0.4429in" draw:z-index="17"><draw:object xlink:href="./Object 31" xlink:type="simple" xlink:show="embed" xlink:actuate="onLoad"/><draw:image xlink:href="./ObjectReplacements/Object 31" xlink:type="simple" xlink:show="embed" xlink:actuate="onLoad"/></draw:frame></text:span></text:p>
      <text:h text:style-name="P23" text:outline-level="3">Unemployment Situations</text:h>
      <text:p text:style-name="P3">How does unemployment affect the civilians?</text:p>
      <text:list xml:id="list836303870" text:style-name="L6">
        <text:list-item>
          <text:p text:style-name="P18">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18">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2" draw:name="Object36" text:anchor-type="paragraph" svg:x="0.6835in" svg:y="-0.0047in" svg:width="4.8in" svg:height="1.972in" draw:z-index="0"><draw:object xlink:href="./Object 33" xlink:type="simple" xlink:show="embed" xlink:actuate="onLoad"/><draw:image xlink:href="./ObjectReplacements/Object 33"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42" text:anchor-type="as-char" svg:width="1.3484in" svg:height="0.2091in" draw:z-index="2"><draw:object xlink:href="./Object 42" xlink:type="simple" xlink:show="embed" xlink:actuate="onLoad"/><draw:image xlink:href="./ObjectReplacements/Object 42" xlink:type="simple" xlink:show="embed" xlink:actuate="onLoad"/></draw:frame></text:p>
      <text:p text:style-name="P3">And</text:p>
      <text:p text:style-name="P3"><text:tab/><draw:frame draw:style-name="fr1" draw:name="Object43" text:anchor-type="as-char" svg:width="1.4508in" svg:height="0.2091in" draw:z-index="9"><draw:object xlink:href="./Object 43" xlink:type="simple" xlink:show="embed" xlink:actuate="onLoad"/><draw:image xlink:href="./ObjectReplacements/Object 43" xlink:type="simple" xlink:show="embed" xlink:actuate="onLoad"/></draw:frame></text:p>
      <text:p text:style-name="P3">An unemployment situation will exist in for neighborhood group <text:span text:style-name="T5">ng</text:span> if <draw:frame draw:style-name="fr1" draw:name="Object44" text:anchor-type="as-char" svg:width="0.7252in" svg:height="0.2091in" draw:z-index="10"><draw:object xlink:href="./Object 44" xlink:type="simple" xlink:show="embed" xlink:actuate="onLoad"/><draw:image xlink:href="./ObjectReplacements/Object 44" xlink:type="simple" xlink:show="embed" xlink:actuate="onLoad"/></draw:frame>, or if <draw:frame draw:style-name="fr1" draw:name="Object45" text:anchor-type="as-char" svg:width="0.7764in" svg:height="0.2091in" draw:z-index="11"><draw:object xlink:href="./Object 45" xlink:type="simple" xlink:show="embed" xlink:actuate="onLoad"/><draw:image xlink:href="./ObjectReplacements/Object 45" xlink:type="simple" xlink:show="embed" xlink:actuate="onLoad"/></draw:frame> for any <text:span text:style-name="T5">ng</text:span>. <text:s/>The situation will be assessed by a new UNEMP rule set</text:p>
      <text:p text:style-name="P3">The modeling team proposed the following strawmen for the rule set:</text:p>
      <text:list xml:id="list1683162401" text:style-name="L7">
        <text:list-item>
          <text:p text:style-name="P19"><text:span text:style-name="T8">QOL: </text:span><text:span text:style-name="T8"><draw:frame draw:style-name="fr1" draw:name="Object35" text:anchor-type="as-char" svg:width="0.7571in" svg:height="0.2091in" draw:z-index="12"><draw:object xlink:href="./Object 32" xlink:type="simple" xlink:show="embed" xlink:actuate="onLoad"/><draw:image xlink:href="./ObjectReplacements/Object 32" xlink:type="simple" xlink:show="embed" xlink:actuate="onLoad"/></draw:frame></text:span></text:p>
        </text:list-item>
        <text:list-item>
          <text:p text:style-name="P19"><text:soft-page-break/><text:span text:style-name="T8">SFT: </text:span><text:span text:style-name="T8"><draw:frame draw:style-name="fr1" draw:name="Object37" text:anchor-type="as-char" svg:width="0.7508in" svg:height="0.2091in" draw:z-index="13"><draw:object xlink:href="./Object 37" xlink:type="simple" xlink:show="embed" xlink:actuate="onLoad"/><draw:image xlink:href="./ObjectReplacements/Object 37" xlink:type="simple" xlink:show="embed" xlink:actuate="onLoad"/></draw:frame></text:span></text:p>
        </text:list-item>
        <text:list-item>
          <text:p text:style-name="P19"><text:span text:style-name="T8">AUT: </text:span><text:span text:style-name="T8"><draw:frame draw:style-name="fr1" draw:name="Object46" text:anchor-type="as-char" svg:width="0.6929in" svg:height="0.2091in" draw:z-index="14"><draw:object xlink:href="./Object 46" xlink:type="simple" xlink:show="embed" xlink:actuate="onLoad"/><draw:image xlink:href="./ObjectReplacements/Object 46"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5">p = </text:span>0.2, and a far factor of <text:span text:style-name="T5">q</text:span> = 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24 June 2010</text:p>
      </style:header>
      <style:footer>
        <text:p text:style-name="Footer"><text:tab/><text:page-number text:select-page="current">1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24T12:19:21</dc:date>
    <meta:editing-duration>PT652H43M35S</meta:editing-duration>
    <meta:editing-cycles>373</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40" meta:page-count="12" meta:paragraph-count="162" meta:word-count="2261" meta:character-count="1418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32/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38/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39/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0/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41/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4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4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4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46/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47/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